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20095BB2109.png" manifest:media-type=""/>
  <manifest:file-entry manifest:full-path="Pictures/1000000000000400000002003FEBF5B2.png" manifest:media-type=""/>
  <manifest:file-entry manifest:full-path="Pictures/1000000000000400000002001E24793D.png" manifest:media-type=""/>
  <manifest:file-entry manifest:full-path="Pictures/1000000000000400000002006624744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.49cm, 5.924cm, 0.356cm, 5.168cm)" draw:image-opacity="100%" style:mirror="none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.846cm, 5.8cm, 0.5cm, 6.792cm)" draw:image-opacity="100%" style:mirror="none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1.69cm, 8.124cm, 1.756cm, 8.368cm)" draw:image-opacity="100%" style:mirror="none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1.39cm, 7.224cm, 0.556cm, 6.66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super 58%"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1.2cm" svg:height="8.9cm" svg:x="0.2cm" svg:y="0.2cm">
          <draw:image xlink:href="Pictures/10000000000004000000020066247444.png" xlink:type="simple" xlink:show="embed" xlink:actuate="onLoad">
            <text:p/>
          </draw:image>
        </draw:frame>
        <draw:frame draw:style-name="gr2" draw:text-style-name="P1" draw:layer="layout" svg:width="11.8cm" svg:height="8.9cm" svg:x="11.7cm" svg:y="0.2cm">
          <draw:image xlink:href="Pictures/1000000000000400000002001E24793D.png" xlink:type="simple" xlink:show="embed" xlink:actuate="onLoad">
            <text:p/>
          </draw:image>
        </draw:frame>
        <draw:frame draw:style-name="gr3" draw:text-style-name="P1" draw:layer="layout" svg:width="11.2cm" svg:height="9.1cm" svg:x="0.2cm" svg:y="10.4cm">
          <draw:image xlink:href="Pictures/1000000000000400000002003FEBF5B2.png" xlink:type="simple" xlink:show="embed" xlink:actuate="onLoad">
            <text:p/>
          </draw:image>
        </draw:frame>
        <draw:frame draw:style-name="gr4" draw:text-style-name="P1" draw:layer="layout" svg:width="11.8cm" svg:height="9.1cm" svg:x="11.7cm" svg:y="10.4cm">
          <draw:image xlink:href="Pictures/10000000000004000000020095BB2109.png" xlink:type="simple" xlink:show="embed" xlink:actuate="onLoad">
            <text:p/>
          </draw:image>
        </draw:frame>
        <draw:frame draw:style-name="gr5" draw:text-style-name="P2" draw:layer="layout" svg:width="2.86cm" svg:height="0.98cm" svg:x="3.64cm" svg:y="9.2cm">
          <draw:text-box>
            <text:p><text:span text:style-name="T1">14</text:span><text:span text:style-name="T2">th</text:span><text:span text:style-name="T1"> topic</text:span></text:p>
          </draw:text-box>
        </draw:frame>
        <draw:frame draw:style-name="gr5" draw:text-style-name="P2" draw:layer="layout" svg:width="2.128cm" svg:height="0.954cm" svg:x="16.04cm" svg:y="9.32cm">
          <draw:text-box>
            <text:p><text:span text:style-name="T1">author</text:span></text:p>
          </draw:text-box>
        </draw:frame>
        <draw:frame draw:style-name="gr5" draw:text-style-name="P2" draw:layer="layout" svg:width="2.873cm" svg:height="0.954cm" svg:x="3.772cm" svg:y="19.6cm">
          <draw:text-box>
            <text:p><text:span text:style-name="T1">retweeter</text:span></text:p>
          </draw:text-box>
        </draw:frame>
        <draw:frame draw:style-name="gr5" draw:text-style-name="P2" draw:layer="layout" svg:width="4.037cm" svg:height="0.954cm" svg:x="15.827cm" svg:y="19.646cm">
          <draw:text-box>
            <text:p><text:span text:style-name="T1">non-retwe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23.8cm" fo:page-height="2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2-14T21:13:37</meta:creation-date>
    <dc:date>2014-02-14T22:03:12</dc:date>
    <dc:creator>xsongx </dc:creator>
    <meta:editing-duration>PT34M25S</meta:editing-duration>
    <meta:editing-cycles>4</meta:editing-cycles>
    <meta:generator>LibreOffice/4.0.4.2$Linux_X86_64 LibreOffice_project/400m0$Build-2</meta:generator>
    <meta:document-statistic meta:object-count="8"/>
  </office:meta>
</office:document-meta>
</file>